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9.009cm" fo:margin-left="0cm" table:align="left"/>
    </style:style>
    <style:style style:name="Tableau1.A" style:family="table-column">
      <style:table-column-properties style:column-width="11cm"/>
    </style:style>
    <style:style style:name="Tableau1.B" style:family="table-column">
      <style:table-column-properties style:column-width="2.669cm"/>
    </style:style>
    <style:style style:name="Tableau1.C" style:family="table-column">
      <style:table-column-properties style:column-width="2.923cm"/>
    </style:style>
    <style:style style:name="Tableau1.D" style:family="table-column">
      <style:table-column-properties style:column-width="2.418cm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D1" style:family="table-cell">
      <style:table-cell-properties fo:padding="0.097cm" fo:border="0.75pt solid #000000"/>
    </style:style>
    <style:style style:name="Tableau1.A2" style:family="table-cell">
      <style:table-cell-properties fo:padding="0.097cm" fo:border-left="0.75pt solid #000000" fo:border-right="none" fo:border-top="none" fo:border-bottom="0.75pt solid #000000"/>
    </style:style>
    <style:style style:name="Tableau1.D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aa6267" officeooo:paragraph-rsid="00aa6267"/>
    </style:style>
    <style:style style:name="P2" style:family="paragraph" style:parent-style-name="Standard">
      <style:paragraph-properties fo:text-align="center" style:justify-single-word="false"/>
      <style:text-properties officeooo:rsid="00aa6267" officeooo:paragraph-rsid="00adc54d"/>
    </style:style>
    <style:style style:name="P3" style:family="paragraph" style:parent-style-name="Standard">
      <style:paragraph-properties fo:text-align="center" style:justify-single-word="false"/>
      <style:text-properties officeooo:rsid="00aa6267" officeooo:paragraph-rsid="00b0d0a2"/>
    </style:style>
    <style:style style:name="P4" style:family="paragraph" style:parent-style-name="Standard">
      <style:paragraph-properties fo:text-align="center" style:justify-single-word="false"/>
      <style:text-properties officeooo:rsid="00aa6267" officeooo:paragraph-rsid="00bb78eb"/>
    </style:style>
    <style:style style:name="P5" style:family="paragraph" style:parent-style-name="Standard">
      <style:paragraph-properties fo:text-align="center" style:justify-single-word="false"/>
      <style:text-properties officeooo:rsid="00aa6267" officeooo:paragraph-rsid="00c9b59c"/>
    </style:style>
    <style:style style:name="P6" style:family="paragraph" style:parent-style-name="Standard">
      <style:text-properties officeooo:rsid="00aa6267" officeooo:paragraph-rsid="00adc54d"/>
    </style:style>
    <style:style style:name="P7" style:family="paragraph" style:parent-style-name="Standard">
      <style:text-properties officeooo:rsid="00aa6267" officeooo:paragraph-rsid="00b0d0a2"/>
    </style:style>
    <style:style style:name="P8" style:family="paragraph" style:parent-style-name="Standard">
      <style:text-properties officeooo:rsid="00aa6267" officeooo:paragraph-rsid="00c5934e"/>
    </style:style>
    <style:style style:name="P9" style:family="paragraph" style:parent-style-name="Standard">
      <style:text-properties officeooo:rsid="00aa6267" officeooo:paragraph-rsid="00c9b59c"/>
    </style:style>
    <style:style style:name="P10" style:family="paragraph" style:parent-style-name="Standard">
      <style:paragraph-properties fo:text-align="start" style:justify-single-word="false"/>
      <style:text-properties officeooo:rsid="00aa6267" officeooo:paragraph-rsid="00bb78eb"/>
    </style:style>
    <style:style style:name="P11" style:family="paragraph" style:parent-style-name="Standard">
      <style:text-properties fo:font-weight="bold" officeooo:rsid="00aa6267" officeooo:paragraph-rsid="00aa6267" style:font-weight-asian="bold" style:font-weight-complex="bold"/>
    </style:style>
    <style:style style:name="P12" style:family="paragraph" style:parent-style-name="Standard">
      <style:text-properties fo:font-weight="bold" officeooo:rsid="00aa6267" officeooo:paragraph-rsid="00adc54d" style:font-weight-asian="bold" style:font-weight-complex="bold"/>
    </style:style>
    <style:style style:name="P13" style:family="paragraph" style:parent-style-name="Standard">
      <style:text-properties fo:font-weight="bold" officeooo:rsid="00aa6267" officeooo:paragraph-rsid="00b0d0a2" style:font-weight-asian="bold" style:font-weight-complex="bold"/>
    </style:style>
    <style:style style:name="P14" style:family="paragraph" style:parent-style-name="Standard">
      <style:text-properties fo:font-weight="bold" officeooo:rsid="00aa6267" officeooo:paragraph-rsid="00d97458" style:font-weight-asian="bold" style:font-weight-complex="bold"/>
    </style:style>
    <style:style style:name="P15" style:family="paragraph" style:parent-style-name="Standard">
      <style:text-properties fo:font-weight="bold" officeooo:paragraph-rsid="00b1ccf3" style:font-weight-asian="bold" style:font-weight-complex="bold"/>
    </style:style>
    <style:style style:name="P16" style:family="paragraph" style:parent-style-name="Standard">
      <style:text-properties fo:font-weight="bold" officeooo:rsid="00b578c2" officeooo:paragraph-rsid="00bb78eb" style:font-weight-asian="bold" style:font-weight-complex="bold"/>
    </style:style>
    <style:style style:name="P17" style:family="paragraph" style:parent-style-name="Standard">
      <style:text-properties fo:font-weight="bold" officeooo:rsid="00b578c2" officeooo:paragraph-rsid="00c9b59c" style:font-weight-asian="bold" style:font-weight-complex="bold"/>
    </style:style>
    <style:style style:name="P18" style:family="paragraph" style:parent-style-name="Standard">
      <style:text-properties fo:font-weight="bold" officeooo:rsid="00c58b2e" officeooo:paragraph-rsid="00c5934e" style:font-weight-asian="bold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b4673f"/>
    </style:style>
    <style:style style:name="P21" style:family="paragraph" style:parent-style-name="Standard">
      <style:text-properties fo:font-size="18pt" officeooo:rsid="00b4673f" officeooo:paragraph-rsid="00b4673f"/>
    </style:style>
    <style:style style:name="P22" style:family="paragraph" style:parent-style-name="Standard">
      <style:text-properties fo:font-size="18pt" officeooo:rsid="00db2d68" officeooo:paragraph-rsid="00b4673f"/>
    </style:style>
    <style:style style:name="P23" style:family="paragraph" style:parent-style-name="tfCours">
      <style:text-properties officeooo:paragraph-rsid="00bb78eb"/>
    </style:style>
    <style:style style:name="P24" style:family="paragraph" style:parent-style-name="Standard">
      <style:text-properties officeooo:paragraph-rsid="00c5934e"/>
    </style:style>
    <style:style style:name="P25" style:family="paragraph" style:parent-style-name="tfCours">
      <style:text-properties officeooo:paragraph-rsid="00c9b59c"/>
    </style:style>
    <style:style style:name="P26" style:family="paragraph" style:parent-style-name="tfCours">
      <style:text-properties officeooo:paragraph-rsid="00adc54d"/>
    </style:style>
    <style:style style:name="P27" style:family="paragraph" style:parent-style-name="tfCours">
      <style:text-properties officeooo:paragraph-rsid="00b0d0a2"/>
    </style:style>
    <style:style style:name="P28" style:family="paragraph" style:parent-style-name="Standard">
      <style:text-properties fo:font-size="12pt" officeooo:rsid="00aa6267" officeooo:paragraph-rsid="00dcf3fa" style:font-size-asian="12pt" style:font-size-complex="12pt"/>
    </style:style>
    <style:style style:name="P29" style:family="paragraph" style:parent-style-name="Standard">
      <style:text-properties fo:font-size="12pt" officeooo:rsid="00aa6267" officeooo:paragraph-rsid="00df085b" style:font-size-asian="12pt" style:font-size-complex="12pt"/>
    </style:style>
    <style:style style:name="P30" style:family="paragraph" style:parent-style-name="Standard">
      <style:text-properties fo:font-size="12pt" officeooo:rsid="00abc9a8" officeooo:paragraph-rsid="00dcf3fa" style:font-size-asian="12pt" style:font-size-complex="12pt"/>
    </style:style>
    <style:style style:name="P31" style:family="paragraph" style:parent-style-name="Standard">
      <style:text-properties fo:font-size="12pt" officeooo:rsid="00abc9a8" officeooo:paragraph-rsid="00df08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color="#666666" loext:opacity="100%" fo:font-size="12pt" officeooo:rsid="00db2d68" officeooo:paragraph-rsid="00dcf3fa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666666" loext:opacity="100%" fo:font-size="12pt" officeooo:rsid="00db2d68" officeooo:paragraph-rsid="00df085b" style:font-size-asian="12pt" style:font-size-complex="12pt"/>
    </style:style>
    <style:style style:name="P34" style:family="paragraph" style:parent-style-name="Standard">
      <style:text-properties officeooo:rsid="00ddecd3" officeooo:paragraph-rsid="00ddecd3"/>
    </style:style>
    <style:style style:name="P35" style:family="paragraph" style:parent-style-name="Standard">
      <style:text-properties officeooo:rsid="00de29c4" officeooo:paragraph-rsid="00de29c4"/>
    </style:style>
    <style:style style:name="P36" style:family="paragraph" style:parent-style-name="Standard">
      <style:text-properties officeooo:rsid="00df085b" officeooo:paragraph-rsid="00df085b"/>
    </style:style>
    <style:style style:name="P37" style:family="paragraph" style:parent-style-name="Standard">
      <style:text-properties officeooo:rsid="00df085b" officeooo:paragraph-rsid="00bb78eb"/>
    </style:style>
    <style:style style:name="P38" style:family="paragraph" style:parent-style-name="Standard">
      <style:text-properties officeooo:rsid="00e0eb98" officeooo:paragraph-rsid="00e0eb98"/>
    </style:style>
    <style:style style:name="P39" style:family="paragraph" style:parent-style-name="Standard">
      <loext:graphic-properties draw:fill="none" draw:fill-gradient-name="gradient" draw:fill-hatch-name="hatch"/>
      <style:paragraph-properties fo:background-color="transparent"/>
      <style:text-properties style:use-window-font-color="true" loext:opacity="0%"/>
    </style:style>
    <style:style style:name="P40" style:family="paragraph" style:parent-style-name="Table_20_Contents">
      <style:text-properties officeooo:rsid="00e1f230" officeooo:paragraph-rsid="00e1f230"/>
    </style:style>
    <style:style style:name="P41" style:family="paragraph" style:parent-style-name="Table_20_Contents">
      <style:paragraph-properties fo:text-align="center" style:justify-single-word="false"/>
      <style:text-properties officeooo:rsid="00e1f230" officeooo:paragraph-rsid="00e1f230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a6267" officeooo:paragraph-rsid="00aa6267" style:font-size-asian="20pt" style:font-weight-asian="bold" style:font-size-complex="20pt" style:font-weight-complex="bold"/>
    </style:style>
    <style:style style:name="P44" style:family="paragraph" style:parent-style-name="Standard" style:list-style-name="tfPuce">
      <style:text-properties officeooo:paragraph-rsid="00b4673f"/>
    </style:style>
    <style:style style:name="P45" style:family="paragraph" style:parent-style-name="Standard" style:list-style-name="tfPuce">
      <style:text-properties officeooo:rsid="00b4673f" officeooo:paragraph-rsid="00b4673f"/>
    </style:style>
    <style:style style:name="P46" style:family="paragraph" style:parent-style-name="tfCours" style:list-style-name="tfPuce"/>
    <style:style style:name="P47" style:family="paragraph" style:parent-style-name="tfCours" style:list-style-name="tfPuce">
      <loext:graphic-properties draw:fill-gradient-name="Gradient_20_2" draw:fill-hatch-name="hatch"/>
      <style:paragraph-properties fo:margin-top="0cm" fo:margin-bottom="0.3cm" style:contextual-spacing="false"/>
    </style:style>
    <style:style style:name="P48" style:family="paragraph" style:parent-style-name="tfCours" style:list-style-name="tfPuce">
      <loext:graphic-properties draw:fill-gradient-name="Gradient_20_3" draw:fill-hatch-name="hatch"/>
      <style:paragraph-properties fo:margin-top="0cm" fo:margin-bottom="0.3cm" style:contextual-spacing="false"/>
    </style:style>
    <style:style style:name="P49" style:family="paragraph" style:parent-style-name="tfTitre_20_1_29_">
      <style:paragraph-properties fo:break-before="page"/>
      <style:text-properties officeooo:paragraph-rsid="00adc54d"/>
    </style:style>
    <style:style style:name="P50" style:family="paragraph" style:parent-style-name="tfTitre_20_1_29_">
      <style:paragraph-properties fo:break-before="page"/>
      <style:text-properties officeooo:paragraph-rsid="00b0d0a2"/>
    </style:style>
    <style:style style:name="P51" style:family="paragraph" style:parent-style-name="tfTitre_20_1_29_" style:list-style-name="tfNum_20_1_29_">
      <style:text-properties officeooo:paragraph-rsid="00c9b59c"/>
    </style:style>
    <style:style style:name="P52" style:family="paragraph" style:parent-style-name="tfTitre_20_1_29_" style:list-style-name="tfNum_20_1_29_">
      <style:text-properties fo:font-variant="normal" fo:text-transform="none" style:font-name="Arial" fo:font-size="19pt" fo:font-style="normal" fo:font-weight="bold" officeooo:rsid="00b979cc" officeooo:paragraph-rsid="00bb78eb" style:font-size-asian="13pt" style:font-weight-asian="bold" style:font-size-complex="13pt" style:font-weight-complex="bold"/>
    </style:style>
    <style:style style:name="P53" style:family="paragraph" style:parent-style-name="tfTitre_20_1_29_">
      <style:text-properties fo:font-variant="normal" fo:text-transform="none" style:font-name="Arial" fo:font-size="19pt" fo:font-style="normal" fo:font-weight="bold" officeooo:rsid="00bb78eb" officeooo:paragraph-rsid="00bb78eb" style:font-size-asian="13pt" style:font-weight-asian="bold" style:font-size-complex="13pt" style:font-weight-complex="bold"/>
    </style:style>
    <style:style style:name="P54" style:family="paragraph" style:parent-style-name="tfTitre_20_I_29_">
      <style:text-properties fo:text-transform="uppercase" style:font-name="Arial1" fo:font-size="22pt" fo:font-style="italic" fo:font-weight="bold" officeooo:rsid="00aa6267" officeooo:paragraph-rsid="00aa6267" style:font-size-asian="20pt" style:font-weight-asian="bold" style:font-size-complex="20pt" style:font-weight-complex="bold"/>
    </style:style>
    <style:style style:name="P55" style:family="paragraph" style:parent-style-name="tfTitre_20_I_29_">
      <style:paragraph-properties fo:break-before="page"/>
    </style:style>
    <style:style style:name="P5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158466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/>
    </style:style>
    <style:style style:name="T2" style:family="text">
      <style:text-properties fo:font-size="18pt" officeooo:rsid="00adc54d" fo:background-color="transparent" loext:char-shading-value="0"/>
    </style:style>
    <style:style style:name="T3" style:family="text">
      <style:text-properties fo:font-size="18pt" officeooo:rsid="00b0d0a2" fo:background-color="transparent" loext:char-shading-value="0"/>
    </style:style>
    <style:style style:name="T4" style:family="text">
      <style:text-properties fo:font-size="18pt" officeooo:rsid="00b1ccf3" fo:background-color="transparent" loext:char-shading-value="0"/>
    </style:style>
    <style:style style:name="T5" style:family="text">
      <style:text-properties fo:font-size="18pt" officeooo:rsid="00b78e3f" fo:background-color="transparent" loext:char-shading-value="0"/>
    </style:style>
    <style:style style:name="T6" style:family="text">
      <style:text-properties fo:font-size="18pt" officeooo:rsid="00bb78eb" fo:background-color="transparent" loext:char-shading-value="0"/>
    </style:style>
    <style:style style:name="T7" style:family="text">
      <style:text-properties fo:font-size="18pt" officeooo:rsid="00df085b" fo:background-color="transparent" loext:char-shading-value="0"/>
    </style:style>
    <style:style style:name="T8" style:family="text">
      <style:text-properties fo:font-size="18pt" officeooo:rsid="00e0eb98" fo:background-color="transparent" loext:char-shading-value="0"/>
    </style:style>
    <style:style style:name="T9" style:family="text">
      <style:text-properties fo:font-size="18pt" officeooo:rsid="00b1ccf3"/>
    </style:style>
    <style:style style:name="T10" style:family="text">
      <style:text-properties fo:font-size="18pt" officeooo:rsid="00b4673f"/>
    </style:style>
    <style:style style:name="T11" style:family="text">
      <style:text-properties fo:font-size="18pt" officeooo:rsid="00c5934e"/>
    </style:style>
    <style:style style:name="T12" style:family="text">
      <style:text-properties officeooo:rsid="00742417"/>
    </style:style>
    <style:style style:name="T13" style:family="text">
      <style:text-properties fo:font-variant="normal" fo:text-transform="none" style:font-name="Arial" fo:font-size="19pt" fo:font-style="normal" fo:font-weight="bold" officeooo:rsid="00b0d0a2" style:font-size-asian="13pt" style:font-weight-asian="bold" style:font-size-complex="13pt" style:font-weight-complex="bold"/>
    </style:style>
    <style:style style:name="T14" style:family="text">
      <style:text-properties style:font-name="Times New Roman" officeooo:rsid="006855d6" style:font-name-asian="Times New Roman" style:font-name-complex="Times New Roman"/>
    </style:style>
    <style:style style:name="T15" style:family="text">
      <style:text-properties officeooo:rsid="00adc54d"/>
    </style:style>
    <style:style style:name="T16" style:family="text">
      <style:text-properties officeooo:rsid="00ae3391"/>
    </style:style>
    <style:style style:name="T17" style:family="text">
      <style:text-properties officeooo:rsid="00b1ccf3"/>
    </style:style>
    <style:style style:name="T18" style:family="text">
      <style:text-properties officeooo:rsid="00c5934e"/>
    </style:style>
    <style:style style:name="T19" style:family="text">
      <style:text-properties officeooo:rsid="00cc1fc0"/>
    </style:style>
    <style:style style:name="T20" style:family="text">
      <style:text-properties officeooo:rsid="00dcf3fa"/>
    </style:style>
    <style:style style:name="T21" style:family="text">
      <style:text-properties officeooo:rsid="00dd6cb3"/>
    </style:style>
    <style:style style:name="T22" style:family="text">
      <style:text-properties officeooo:rsid="00df085b"/>
    </style:style>
    <style:style style:name="T23" style:family="text">
      <style:text-properties officeooo:rsid="00e1f230"/>
    </style:style>
    <style:style style:name="T24" style:family="text">
      <style:text-properties officeooo:rsid="00e27f0e"/>
    </style:style>
    <style:style style:name="T25" style:family="text">
      <style:text-properties officeooo:rsid="00e463f3"/>
    </style:style>
    <style:style style:name="T26" style:family="text">
      <style:text-properties officeooo:rsid="00e6218a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58466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53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7cm" fo:min-width="0.349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4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7cm" fo:min-width="0.37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7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1cm" svg:stroke-color="#158466" draw:marker-start="" draw:marker-start-width="0.22cm" draw:marker-start-center="false" draw:marker-end="Arrow" draw:marker-end-width="0.199cm" draw:marker-end-center="false" draw:fill="solid" draw:fill-color="#729fcf" draw:textarea-horizontal-align="justify" draw:textarea-vertical-align="middle" fo:padding-top="0.131cm" fo:padding-bottom="0.131cm" fo:padding-left="0.256cm" fo:padding-right="0.256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.049cm" svg:stroke-color="#000000" draw:marker-start="" draw:marker-start-width="0.229cm" draw:marker-start-center="false" draw:marker-end="" draw:marker-end-width="0.229cm" draw:marker-end-center="false" draw:stroke-linejoin="round" svg:stroke-linecap="round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51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dash" draw:stroke-dash="Long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5cm" fo:min-width="0.349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572cm" fo:min-width="0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1cm" svg:stroke-color="#158466" draw:marker-start="" draw:marker-start-width="0.22cm" draw:marker-start-center="false" draw:marker-end="Arrow" draw:marker-end-width="0.199cm" draw:marker-end-center="false" draw:fill="solid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4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0.37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2">T</text:span>riangles <text:span text:style-name="T14">−</text:span> Quadrilatères</text:p>
      <text:p text:style-name="Standard"/>
      <text:p text:style-name="Standard"/>
      <text:list xml:id="list3257616118" text:style-name="tfNum_20_I_29_">
        <text:list-item>
          <text:p text:style-name="P54">Triangles <text:span text:style-name="T22">particuliers</text:span></text:p>
        </text:list-item>
      </text:list>
      <text:list xml:id="list102039347" text:style-name="tfNum_20_1_29_">
        <text:list-item>
          <text:p text:style-name="tfTitre_20_1_29_">Triangle isocèle</text:p>
        </text:list-item>
      </text:list>
      <text:p text:style-name="P11">Définition :</text:p>
      <text:p text:style-name="tfCours">Un triangle isocèle est un triangle qui possède deux côtés de même longueur.</text:p>
      <text:p text:style-name="P28"/>
      <text:p text:style-name="P32">(Coder la figure et ajouter les <text:span text:style-name="T20">éventuels </text:span>axes de symétrie)</text:p>
      <text:p text:style-name="P30"/>
      <text:p text:style-name="P1"><text:s text:c="20"/><draw:g text:anchor-type="as-char" draw:z-index="4" draw:name="Objet de groupe 1" draw:style-name="gr1"><draw:line draw:style-name="gr3" draw:text-style-name="P56" svg:x1="0.525cm" svg:y1="4.491cm" svg:x2="3.715cm" svg:y2="4.503cm"><text:p/></draw:line><draw:line draw:style-name="gr3" draw:text-style-name="P56" svg:x1="0.525cm" svg:y1="4.492cm" svg:x2="2.134cm" svg:y2="0.65cm"><text:p/></draw:line><draw:line draw:style-name="gr3" draw:text-style-name="P56" svg:x1="2.134cm" svg:y1="0.65cm" svg:x2="3.715cm" svg:y2="4.504cm"><text:p/></draw:line><draw:frame draw:style-name="gr8" draw:text-style-name="P58" svg:width="0.447cm" svg:height="0.632cm" svg:x="0cm" svg:y="4.337cm"><draw:text-box><text:p text:style-name="P57"><text:span text:style-name="T27">B</text:span></text:p></draw:text-box></draw:frame><draw:frame draw:style-name="gr8" draw:text-style-name="P58" svg:width="0.447cm" svg:height="0.632cm" svg:x="3.799cm" svg:y="4.339cm"><draw:text-box><text:p text:style-name="P57"><text:span text:style-name="T27">C</text:span></text:p></draw:text-box></draw:frame><draw:frame draw:style-name="gr6" draw:text-style-name="P58" svg:width="0.473cm" svg:height="0.632cm" svg:x="1.9cm" svg:y="0.039cm"><draw:text-box><text:p text:style-name="P57"><text:span text:style-name="T27">A</text:span></text:p></draw:text-box></draw:frame><draw:frame draw:style-name="gr9" draw:text-style-name="P59" svg:width="3.678cm" svg:height="0.632cm" svg:x="3.607cm" svg:y="0cm"><draw:text-box><text:p text:style-name="P57"><text:span text:style-name="T28">som</text:span><text:span text:style-name="T28">met </text:span><text:span text:style-name="T28">prin</text:span><text:span text:style-name="T28">cipa</text:span><text:span text:style-name="T28">l</text:span></text:p></draw:text-box></draw:frame><draw:frame draw:style-name="gr9" draw:text-style-name="P59" svg:width="1.23cm" svg:height="0.632cm" svg:x="3.237cm" svg:y="5.099cm"><draw:text-box><text:p text:style-name="P57"><text:span text:style-name="T28">base</text:span></text:p></draw:text-box></draw:frame><draw:line draw:style-name="gr10" draw:text-style-name="P56" svg:x1="3.527cm" svg:y1="0.424cm" svg:x2="2.358cm" svg:y2="0.642cm"><text:p/></draw:line><draw:line draw:style-name="gr10" draw:text-style-name="P56" svg:x1="3.21cm" svg:y1="5.199cm" svg:x2="2.773cm" svg:y2="4.617cm"><text:p/></draw:line></draw:g></text:p>
      <text:p text:style-name="P19">Propriétés :</text:p>
      <text:list xml:id="list1643184080" text:style-name="tfPuce">
        <text:list-item>
          <text:p text:style-name="P47"><text:span text:style-name="T26">Dans un triangle isocèle, <text:line-break/>l</text:span>es deux côtés issus du sommet principal sont </text:p>
        </text:list-item>
        <text:list-item>
          <text:p text:style-name="P47"><text:span text:style-name="T26">Dans un triangle isocèle, <text:line-break/>l</text:span>es deux angles à la base sont </text:p>
        </text:list-item>
        <text:list-item>
          <text:p text:style-name="P47"><text:span text:style-name="T26">Dans un triangle isocèle,<text:line-break/>l</text:span>a <text:s text:c="25"/>de la base passe par le sommet principal et est un axe de symétrie du triangle.</text:p>
        </text:list-item>
      </text:list>
      <text:p text:style-name="P39"/>
      <text:list xml:id="list220021867333545" text:continue-list="list102039347" text:style-name="tfNum_20_1_29_">
        <text:list-item>
          <text:p text:style-name="P49">Triangle <text:span text:style-name="T15">équilatéral</text:span></text:p>
        </text:list-item>
      </text:list>
      <text:p text:style-name="P12">Définition :</text:p>
      <text:p text:style-name="P26">Un triangle <text:span text:style-name="T2">équilatéral</text:span> est un triangle <text:span text:style-name="T2">dont les trois</text:span> côtés <text:span text:style-name="T15">sont </text:span>de même longueur.</text:p>
      <text:p text:style-name="P28"/>
      <text:p text:style-name="P32">(Coder la figure et ajouter les <text:span text:style-name="T20">éventuels </text:span>axes de symétrie)</text:p>
      <text:p text:style-name="P30"/>
      <text:p text:style-name="P2"><draw:g text:anchor-type="as-char" draw:z-index="0" draw:name="Forme11" draw:style-name="gr1"><draw:frame draw:style-name="gr19" draw:text-style-name="P58" svg:width="0.447cm" svg:height="0.632cm" svg:x="0cm" svg:y="4.26cm"><draw:text-box><text:p text:style-name="P60"><text:span text:style-name="T27">B</text:span></text:p></draw:text-box></draw:frame><draw:frame draw:style-name="gr22" draw:text-style-name="P58" svg:width="0.445cm" svg:height="0.632cm" svg:x="5.126cm" svg:y="4.247cm"><draw:text-box><text:p text:style-name="P60"><text:span text:style-name="T27">C</text:span></text:p></draw:text-box></draw:frame><draw:frame draw:style-name="gr23" draw:text-style-name="P58" svg:width="0.472cm" svg:height="0.632cm" svg:x="2.551cm" svg:y="0cm"><draw:text-box><text:p text:style-name="P60"><text:span text:style-name="T27">A</text:span></text:p></draw:text-box></draw:frame><draw:line draw:style-name="gr11" draw:text-style-name="P56" svg:x1="0.606cm" svg:y1="4.433cm" svg:x2="4.935cm" svg:y2="4.449cm"><text:p/></draw:line><draw:line draw:style-name="gr11" draw:text-style-name="P56" svg:x1="0.606cm" svg:y1="4.437cm" svg:x2="2.784cm" svg:y2="0.704cm"><text:p/></draw:line><draw:line draw:style-name="gr11" draw:text-style-name="P56" svg:x1="2.783cm" svg:y1="0.704cm" svg:x2="4.934cm" svg:y2="4.453cm"><text:p/></draw:line></draw:g></text:p>
      <text:p text:style-name="P6"/>
      <text:p text:style-name="P14">Propriété<text:span text:style-name="T19">s</text:span> :</text:p>
      <text:list xml:id="list220022457366737" text:continue-list="list1643184080" text:style-name="tfPuce">
        <text:list-item>
          <text:p text:style-name="P48"><text:span text:style-name="T26">Dans un triangle équilatéral, l</text:span><text:span text:style-name="T19">es </text:span><text:span text:style-name="T25">3 </text:span><text:span text:style-name="T19">côtés sont</text:span></text:p>
        </text:list-item>
        <text:list-item>
          <text:p text:style-name="P46"><text:span text:style-name="T26">Dans un triangle équilatéral, l</text:span><text:span text:style-name="T19">es </text:span><text:span text:style-name="T25">3 </text:span><text:span text:style-name="T19">angles </text:span><text:span text:style-name="T25">mesurent</text:span></text:p>
        </text:list-item>
      </text:list>
      <text:p text:style-name="P6"/>
      <text:p text:style-name="P18">Remarque :</text:p>
      <text:p text:style-name="P8">Un triangle <text:span text:style-name="T16">équilatéral est </text:span>isocèle <text:span text:style-name="T18">en chacun de ses sommets.</text:span></text:p>
      <text:p text:style-name="P24"><text:span text:style-name="T11">I</text:span><text:span text:style-name="T18">l a donc <text:s text:c="6"/>axes de symétries.</text:span></text:p>
      <text:p text:style-name="P8"/>
      <text:list xml:id="list220021497802893" text:continue-list="list220021867333545" text:style-name="tfNum_20_1_29_">
        <text:list-item>
          <text:p text:style-name="P50">Triangle <text:span text:style-name="T13">rectangle</text:span></text:p>
        </text:list-item>
      </text:list>
      <text:p text:style-name="P13">Définition :</text:p>
      <text:p text:style-name="P27">Un triangle <text:span text:style-name="T3">rectangle</text:span> est un triangle <text:span text:style-name="T4">qui a</text:span><text:span text:style-name="T2"> </text:span><text:span text:style-name="T3">un angle droit</text:span>.</text:p>
      <text:p text:style-name="P28"/>
      <text:p text:style-name="P32">(Coder la figure et ajouter les <text:span text:style-name="T20">éventuels </text:span>axes de symétrie)</text:p>
      <text:p text:style-name="P30"/>
      <text:p text:style-name="P3"><text:s text:c="18"/><draw:g text:anchor-type="as-char" draw:z-index="1" draw:name="Forme1" draw:style-name="gr1"><draw:line draw:style-name="gr11" draw:text-style-name="P56" svg:x1="0.447cm" svg:y1="4.677cm" svg:x2="3.637cm" svg:y2="4.689cm"><text:p/></draw:line><draw:line draw:style-name="gr11" draw:text-style-name="P56" svg:x1="0.447cm" svg:y1="4.675cm" svg:x2="0.443cm" svg:y2="0.66cm"><text:p/></draw:line><draw:line draw:style-name="gr11" draw:text-style-name="P56" svg:x1="0.443cm" svg:y1="0.66cm" svg:x2="3.637cm" svg:y2="4.687cm"><text:p/></draw:line><draw:frame draw:style-name="gr19" draw:text-style-name="P58" svg:width="0.447cm" svg:height="0.632cm" svg:x="0cm" svg:y="4.678cm"><draw:text-box><text:p text:style-name="P57"><text:span text:style-name="T27">B</text:span></text:p></draw:text-box></draw:frame><draw:frame draw:style-name="gr19" draw:text-style-name="P58" svg:width="0.447cm" svg:height="0.632cm" svg:x="3.722cm" svg:y="4.524cm"><draw:text-box><text:p text:style-name="P57"><text:span text:style-name="T27">C</text:span></text:p></draw:text-box></draw:frame><draw:frame draw:style-name="gr14" draw:text-style-name="P58" svg:width="0.473cm" svg:height="0.632cm" svg:x="0.116cm" svg:y="0cm"><draw:text-box><text:p text:style-name="P57"><text:span text:style-name="T27">A</text:span></text:p></draw:text-box></draw:frame><draw:frame draw:style-name="gr20" draw:text-style-name="P59" svg:width="3.678cm" svg:height="0.632cm" svg:x="3.371cm" svg:y="2.037cm"><draw:text-box><text:p text:style-name="P57"><text:span text:style-name="T28">hyp</text:span><text:span text:style-name="T28">othé</text:span><text:span text:style-name="T28">nus</text:span><text:span text:style-name="T28">e</text:span></text:p></draw:text-box></draw:frame><draw:line draw:style-name="gr21" draw:text-style-name="P56" svg:x1="3.29cm" svg:y1="2.461cm" svg:x2="2.121cm" svg:y2="2.679cm"><text:p/></draw:line></draw:g></text:p>
      <text:p text:style-name="P7"/>
      <text:p text:style-name="P7"/>
      <text:p text:style-name="P15">R<text:span text:style-name="T17">emarque :</text:span></text:p>
      <text:p text:style-name="P20"><text:span text:style-name="T17">Un triangle peut-il </text:span><text:span text:style-name="T9">être :</text:span></text:p>
      <text:list xml:id="list220020560636619" text:continue-list="list220022457366737" text:style-name="tfPuce">
        <text:list-item>
          <text:p text:style-name="P45"><text:span text:style-name="T9">É</text:span><text:span text:style-name="T1">quilatéral et rectangle ?</text:span></text:p>
        </text:list-item>
      </text:list>
      <text:p text:style-name="P21"/>
      <text:p text:style-name="P21"/>
      <text:list xml:id="list220022572472975" text:continue-numbering="true" text:style-name="tfPuce">
        <text:list-item>
          <text:p text:style-name="P44"><text:span text:style-name="T10">I</text:span><text:span text:style-name="T9">socèle </text:span><text:span text:style-name="T10">et équilatéral ?</text:span></text:p>
        </text:list-item>
      </text:list>
      <text:p text:style-name="P21"/>
      <text:p text:style-name="P21"/>
      <text:list xml:id="list220022562613320" text:continue-numbering="true" text:style-name="tfPuce">
        <text:list-item>
          <text:p text:style-name="P44"><text:span text:style-name="T10">Isocèle et </text:span><text:span text:style-name="T9">rectangle ?</text:span></text:p>
        </text:list-item>
      </text:list>
      <text:p text:style-name="P22"/>
      <text:list xml:id="list220022203904163" text:continue-list="list3257616118" text:style-name="tfNum_20_I_29_">
        <text:list-item>
          <text:p text:style-name="P55">Q<text:span text:style-name="T17">uadrilatères </text:span><text:span text:style-name="T22">particuliers</text:span></text:p>
        </text:list-item>
      </text:list>
      <text:list xml:id="list220020857005951" text:continue-list="list220021497802893" text:style-name="tfNum_20_1_29_">
        <text:list-item text:start-value="1">
          <text:p text:style-name="P51">Losange</text:p>
        </text:list-item>
      </text:list>
      <text:p text:style-name="P17">Définition :</text:p>
      <text:p text:style-name="P25">Un <text:span text:style-name="T5">losange</text:span> est un quadrilatère dont <text:span text:style-name="T20">tous </text:span>les côtés sont <text:span text:style-name="T5">de même longueur</text:span></text:p>
      <text:p text:style-name="P28"/>
      <text:p text:style-name="P32">(Coder la figure et ajouter les <text:span text:style-name="T20">éventuels </text:span>axes de symétrie)</text:p>
      <text:p text:style-name="P30"/>
      <text:p text:style-name="P5"><draw:g text:anchor-type="as-char" draw:z-index="5" draw:name="Objet de groupe 3" draw:style-name="gr1"><draw:line draw:style-name="gr2" draw:text-style-name="P56" svg:x1="2.172cm" svg:y1="0.391cm" svg:x2="3.686cm" svg:y2="3.053cm"><text:p/></draw:line><draw:line draw:style-name="gr2" draw:text-style-name="P56" svg:x1="0.573cm" svg:y1="3.059cm" svg:x2="5.305cm" svg:y2="0.406cm"><text:p/></draw:line><draw:line draw:style-name="gr3" draw:text-style-name="P56" svg:x1="0.565cm" svg:y1="3.069cm" svg:x2="2.17cm" svg:y2="0.405cm"><text:p/></draw:line><draw:frame draw:style-name="gr4" draw:text-style-name="P58" svg:width="0.452cm" svg:height="0.632cm" svg:x="5.47cm" svg:y="0cm"><draw:text-box><text:p text:style-name="P57"><text:span text:style-name="T27">B</text:span></text:p></draw:text-box></draw:frame><draw:frame draw:style-name="gr5" draw:text-style-name="P58" svg:width="0.449cm" svg:height="0.638cm" svg:x="3.799cm" svg:y="2.955cm"><draw:text-box><text:p text:style-name="P57"><text:span text:style-name="T27">C</text:span></text:p></draw:text-box></draw:frame><draw:frame draw:style-name="gr6" draw:text-style-name="P58" svg:width="0.473cm" svg:height="0.632cm" svg:x="1.487cm" svg:y="0cm"><draw:text-box><text:p text:style-name="P57"><text:span text:style-name="T27">A</text:span></text:p></draw:text-box></draw:frame><draw:frame draw:style-name="gr7" draw:text-style-name="P58" svg:width="0.47cm" svg:height="0.638cm" svg:x="0cm" svg:y="2.955cm"><draw:text-box><text:p text:style-name="P57"><text:span text:style-name="T27">D</text:span></text:p></draw:text-box></draw:frame><draw:line draw:style-name="gr3" draw:text-style-name="P56" svg:x1="3.702cm" svg:y1="3.069cm" svg:x2="5.307cm" svg:y2="0.405cm"><text:p/></draw:line><draw:line draw:style-name="gr3" draw:text-style-name="P56" svg:x1="2.175cm" svg:y1="0.406cm" svg:x2="5.285cm" svg:y2="0.406cm"><text:p/></draw:line><draw:line draw:style-name="gr3" draw:text-style-name="P56" svg:x1="0.569cm" svg:y1="3.078cm" svg:x2="3.679cm" svg:y2="3.078cm"><text:p/></draw:line></draw:g></text:p>
      <text:p text:style-name="P9"/>
      <text:list xml:id="list220021433593700" text:continue-numbering="true" text:style-name="tfNum_20_1_29_">
        <text:list-item>
          <text:p text:style-name="P52">Rectangle</text:p>
        </text:list-item>
      </text:list>
      <text:p text:style-name="P16">Définition :</text:p>
      <text:p text:style-name="P23">Un <text:span text:style-name="T6">rectangl</text:span><text:span text:style-name="T5">e</text:span> est un quadrilatère dont <text:span text:style-name="T21">tous </text:span>les <text:span text:style-name="T6">angles sont droits</text:span></text:p>
      <text:p text:style-name="P29"/>
      <text:p text:style-name="P33">(Coder la figure et ajouter les <text:span text:style-name="T20">éventuels </text:span>axes de symétrie)</text:p>
      <text:p text:style-name="P31"/>
      <text:p text:style-name="P4"><draw:g text:anchor-type="as-char" draw:z-index="2" draw:name="Forme6" draw:style-name="gr1"><draw:line draw:style-name="gr11" draw:text-style-name="P56" svg:x1="0.577cm" svg:y1="3.069cm" svg:x2="0.577cm" svg:y2="0.411cm"><text:p/></draw:line><draw:line draw:style-name="gr11" draw:text-style-name="P56" svg:x1="0.578cm" svg:y1="0.405cm" svg:x2="6.045cm" svg:y2="0.405cm"><text:p/></draw:line><draw:frame draw:style-name="gr17" draw:text-style-name="P58" svg:width="0.449cm" svg:height="0.632cm" svg:x="6.144cm" svg:y="0cm"><draw:text-box><text:p text:style-name="P57"><text:span text:style-name="T27">B</text:span></text:p></draw:text-box></draw:frame><draw:frame draw:style-name="gr18" draw:text-style-name="P58" svg:width="0.449cm" svg:height="0.636cm" svg:x="6.144cm" svg:y="2.955cm"><draw:text-box><text:p text:style-name="P57"><text:span text:style-name="T27">C</text:span></text:p></draw:text-box></draw:frame><draw:frame draw:style-name="gr14" draw:text-style-name="P58" svg:width="0.473cm" svg:height="0.632cm" svg:x="0cm" svg:y="0cm"><draw:text-box><text:p text:style-name="P57"><text:span text:style-name="T27">A</text:span></text:p></draw:text-box></draw:frame><draw:frame draw:style-name="gr15" draw:text-style-name="P58" svg:width="0.47cm" svg:height="0.636cm" svg:x="0.002cm" svg:y="2.955cm"><draw:text-box><text:p text:style-name="P57"><text:span text:style-name="T27">D</text:span></text:p></draw:text-box></draw:frame><draw:line draw:style-name="gr11" draw:text-style-name="P56" svg:x1="0.573cm" svg:y1="3.073cm" svg:x2="6.022cm" svg:y2="3.093cm"><text:p/></draw:line><draw:line draw:style-name="gr16" draw:text-style-name="P56" svg:x1="0.577cm" svg:y1="0.411cm" svg:x2="6.022cm" svg:y2="3.095cm"><text:p/></draw:line><draw:line draw:style-name="gr16" draw:text-style-name="P56" svg:x1="0.573cm" svg:y1="3.075cm" svg:x2="6.029cm" svg:y2="0.411cm"><text:p/></draw:line><draw:line draw:style-name="gr11" draw:text-style-name="P56" svg:x1="6.029cm" svg:y1="3.069cm" svg:x2="6.029cm" svg:y2="0.411cm"><text:p/></draw:line></draw:g></text:p>
      <text:p text:style-name="P10"/>
      <text:list xml:id="list220021436073445" text:continue-numbering="true" text:style-name="tfNum_20_1_29_">
        <text:list-item>
          <text:p text:style-name="P53">Carré</text:p>
        </text:list-item>
      </text:list>
      <text:p text:style-name="P16">Définition :</text:p>
      <text:p text:style-name="P23">Un <text:span text:style-name="T6">carré</text:span> est un quadrilatère dont <text:span text:style-name="T7">tous </text:span><text:span text:style-name="T6">les côtés </text:span><text:span text:style-name="T7">sont </text:span><text:span text:style-name="T6">de même longueur </text:span><text:span text:style-name="T8">et </text:span><text:span text:style-name="T22">tous </text:span>les <text:span text:style-name="T6">angles sont droits</text:span></text:p>
      <text:p text:style-name="Standard">Un carré est donc à la fois un </text:p>
      <text:p text:style-name="P29"/>
      <text:p text:style-name="P33">(Coder la figure et ajouter les <text:span text:style-name="T20">éventuels </text:span>axes de symétrie)</text:p>
      <text:p text:style-name="P31"/>
      <text:p text:style-name="P4"><draw:g text:anchor-type="as-char" draw:z-index="3" draw:name="Forme7" draw:style-name="gr1"><draw:line draw:style-name="gr11" draw:text-style-name="P56" svg:x1="0.578cm" svg:y1="4.059cm" svg:x2="0.578cm" svg:y2="0.41cm"><text:p/></draw:line><draw:frame draw:style-name="gr12" draw:text-style-name="P58" svg:width="0.451cm" svg:height="0.632cm" svg:x="4.343cm" svg:y="0cm"><draw:text-box><text:p text:style-name="P57"><text:span text:style-name="T27">B</text:span></text:p></draw:text-box></draw:frame><draw:frame draw:style-name="gr13" draw:text-style-name="P58" svg:width="0.451cm" svg:height="0.636cm" svg:x="4.343cm" svg:y="3.955cm"><draw:text-box><text:p text:style-name="P57"><text:span text:style-name="T27">C</text:span></text:p></draw:text-box></draw:frame><draw:frame draw:style-name="gr14" draw:text-style-name="P58" svg:width="0.473cm" svg:height="0.632cm" svg:x="0cm" svg:y="0cm"><draw:text-box><text:p text:style-name="P57"><text:span text:style-name="T27">A</text:span></text:p></draw:text-box></draw:frame><draw:frame draw:style-name="gr15" draw:text-style-name="P58" svg:width="0.47cm" svg:height="0.636cm" svg:x="0.002cm" svg:y="3.955cm"><draw:text-box><text:p text:style-name="P57"><text:span text:style-name="T27">D</text:span></text:p></draw:text-box></draw:frame><draw:line draw:style-name="gr16" draw:text-style-name="P56" svg:x1="0.578cm" svg:y1="0.41cm" svg:x2="4.224cm" svg:y2="4.097cm"><text:p/></draw:line><draw:line draw:style-name="gr16" draw:text-style-name="P56" svg:x1="0.573cm" svg:y1="4.067cm" svg:x2="4.252cm" svg:y2="0.41cm"><text:p/></draw:line><draw:line draw:style-name="gr11" draw:text-style-name="P56" svg:x1="0.576cm" svg:y1="0.406cm" svg:x2="4.225cm" svg:y2="0.406cm"><text:p/></draw:line><draw:line draw:style-name="gr11" draw:text-style-name="P56" svg:x1="0.576cm" svg:y1="4.097cm" svg:x2="4.225cm" svg:y2="4.097cm"><text:p/></draw:line><draw:line draw:style-name="gr11" draw:text-style-name="P56" svg:x1="4.252cm" svg:y1="4.059cm" svg:x2="4.252cm" svg:y2="0.41cm"><text:p/></draw:line></draw:g></text:p>
      <text:list xml:id="list220021211687736" text:continue-numbering="true" text:style-name="tfNum_20_1_29_">
        <text:list-item>
          <text:p text:style-name="tfTitre_20_1_29_"><text:soft-page-break/>Propriétés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0">Propriétés</text:p>
          </table:table-cell>
          <table:table-cell table:style-name="Tableau1.A1" office:value-type="string">
            <text:p text:style-name="P41">Losange</text:p>
          </table:table-cell>
          <table:table-cell table:style-name="Tableau1.A1" office:value-type="string">
            <text:p text:style-name="P41">Rectangle</text:p>
          </table:table-cell>
          <table:table-cell table:style-name="Tableau1.D1" office:value-type="string">
            <text:p text:style-name="P41">Carré</text:p>
          </table:table-cell>
        </table:table-row>
        <table:table-row>
          <table:table-cell table:style-name="Tableau1.A2" office:value-type="string">
            <text:p text:style-name="P34">Les c<text:span text:style-name="T1">ôtés opposés sont parallèles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4">Les c<text:span text:style-name="T1">ôtés opposés sont de même longueur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4">Tous les c<text:span text:style-name="T1">ôtés sont de même longueur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4">Les angle<text:span text:style-name="T1">s opposés sont de même mesure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6">Tous les angles sont droits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5">Les diagonales se coupent en leur milieu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5">Les diagonales sont perpendiculaires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  <table:table-row>
          <table:table-cell table:style-name="Tableau1.A2" office:value-type="string">
            <text:p text:style-name="P36">Les diagonales sont de m<text:span text:style-name="T1">ême longueur</text:span>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42"/>
          </table:table-cell>
          <table:table-cell table:style-name="Tableau1.D2" office:value-type="string">
            <text:p text:style-name="P42"/>
          </table:table-cell>
        </table:table-row>
      </table:table>
      <text:p text:style-name="P38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stroke-dash draw:name="Dashed_20__28_var_29__20_3" draw:display-name="Dashed (var) 3" draw:style="rect" draw:dots1="1" draw:dots1-length="0.001cm" draw:dots2="1" draw:dots2-length="0.001cm" draw:distance="0.001cm"/>
    <draw:stroke-dash draw:name="Long_20_Dash" draw:display-name="Long Dash" draw:style="rect" draw:dots1="1" draw:dots1-length="193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0H40M28S</meta:editing-duration>
    <meta:editing-cycles>176</meta:editing-cycles>
    <meta:generator>LibreOffice/7.3.7.2$Linux_X86_64 LibreOffice_project/30$Build-2</meta:generator>
    <meta:initial-creator>Véronique et Thibaud FONTANET</meta:initial-creator>
    <dc:date>2024-02-19T22:00:19.736236426</dc:date>
    <meta:print-date>2015-03-21T18:42:51.093000000</meta:print-date>
    <meta:document-statistic meta:table-count="1" meta:image-count="0" meta:object-count="0" meta:page-count="5" meta:paragraph-count="62" meta:word-count="348" meta:character-count="2050" meta:non-whitespace-character-count="17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